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0.6335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3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ce3" style:family="table-cell" style:parent-style-name="Default" style:data-style-name="N2"/>
    <style:style style:name="gr1" style:family="graphic">
      <style:graphic-properties draw:ole-draw-aspect="1"/>
    </style:style>
    <style:style style:name="T1" style:family="text">
      <style:text-properties style:font-name="Arial1"/>
    </style:style>
  </office:automatic-styles>
  <office:body>
    <office:spreadsheet>
      <table:table table:name="Binomial" table:style-name="ta1">
        <table:shapes>
          <draw:frame draw:z-index="0" draw:style-name="gr1" svg:width="5.6752in" svg:height="3.5425in" svg:x="2.3453in" svg:y="1.2606in">
            <draw:object draw:notify-on-update-of-ranges="Binomial.A8:Binomial.A8 Binomial.A9:Binomial.A29 Binomial.B8:Binomial.B8 Binomial.B9:Binomial.B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 trials (n)</text:p>
          </table:table-cell>
          <table:table-cell table:style-name="Default" office:value-type="float" office:value="20">
            <text:p>20</text:p>
          </table:table-cell>
          <table:table-cell/>
          <table:table-cell office:value-type="string">
            <text:p>mean</text:p>
          </table:table-cell>
          <table:table-cell table:style-name="ce3" table:formula="of:=SQRT([.B1]*[.B2])" office:value-type="float" office:value="3.74165738677394">
            <text:p>3.74</text:p>
          </table:table-cell>
        </table:table-row>
        <table:table-row table:style-name="ro1">
          <table:table-cell office:value-type="string">
            <text:p>success (p)</text:p>
          </table:table-cell>
          <table:table-cell table:style-name="ce1" office:value-type="percentage" office:value="0.7">
            <text:p>70%</text:p>
          </table:table-cell>
          <table:table-cell/>
          <table:table-cell office:value-type="string">
            <text:p>SD</text:p>
          </table:table-cell>
          <table:table-cell table:style-name="ce3" table:formula="of:=SQRT([.B1]*[.B2]*(1-[.B2]))" office:value-type="float" office:value="2.04939015319192">
            <text:p>2.05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Default" office:value-type="string">
            <text:p>P(x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BINOMDIST([.A9];[.B$1];[.B$2];0)" office:value-type="percentage" office:value="0.0000000000348678440100001">
            <text:p>0.00%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BINOMDIST([.A10];[.B$1];[.B$2];0)" office:value-type="percentage" office:value="0.0000000016271660538">
            <text:p>0.00%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BINOMDIST([.A11];[.B$1];[.B$2];0)" office:value-type="percentage" office:value="0.0000000360688475259001">
            <text:p>0.00%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BINOMDIST([.A12];[.B$1];[.B$2];0)" office:value-type="percentage" office:value="0.000000504963865362601">
            <text:p>0.00%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BINOMDIST([.A13];[.B$1];[.B$2];0)" office:value-type="percentage" office:value="0.00000500755833151246">
            <text:p>0.00%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BINOMDIST([.A14];[.B$1];[.B$2];0)" office:value-type="percentage" office:value="0.000037389768875293">
            <text:p>0.00%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BINOMDIST([.A15];[.B$1];[.B$2];0)" office:value-type="percentage" office:value="0.000218106985105876">
            <text:p>0.02%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BINOMDIST([.A16];[.B$1];[.B$2];0)" office:value-type="percentage" office:value="0.00101783259716075">
            <text:p>0.10%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BINOMDIST([.A17];[.B$1];[.B$2];0)" office:value-type="percentage" office:value="0.00385928193090119">
            <text:p>0.39%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BINOMDIST([.A18];[.B$1];[.B$2];0)" office:value-type="percentage" office:value="0.012006654896137">
            <text:p>1.20%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BINOMDIST([.A19];[.B$1];[.B$2];0)" office:value-type="percentage" office:value="0.0308170809000851">
            <text:p>3.08%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BINOMDIST([.A20];[.B$1];[.B$2];0)" office:value-type="percentage" office:value="0.065369565545635">
            <text:p>6.54%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BINOMDIST([.A21];[.B$1];[.B$2];0)" office:value-type="percentage" office:value="0.114396739704861">
            <text:p>11.44%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BINOMDIST([.A22];[.B$1];[.B$2];0)" office:value-type="percentage" office:value="0.164261985217237">
            <text:p>16.43%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BINOMDIST([.A23];[.B$1];[.B$2];0)" office:value-type="percentage" office:value="0.191638982753443">
            <text:p>19.16%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BINOMDIST([.A24];[.B$1];[.B$2];0)" office:value-type="percentage" office:value="0.17886305056988">
            <text:p>17.89%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BINOMDIST([.A25];[.B$1];[.B$2];0)" office:value-type="percentage" office:value="0.130420974373871">
            <text:p>13.04%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BINOMDIST([.A26];[.B$1];[.B$2];0)" office:value-type="percentage" office:value="0.0716036722052623">
            <text:p>7.16%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BINOMDIST([.A27];[.B$1];[.B$2];0)" office:value-type="percentage" office:value="0.0278458725242687">
            <text:p>2.78%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BINOMDIST([.A28];[.B$1];[.B$2];0)" office:value-type="percentage" office:value="0.00683933711122388">
            <text:p>0.68%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BINOMDIST([.A29];[.B$1];[.B$2];0)" office:value-type="percentage" office:value="0.000797922662976119">
            <text:p>0.08%</text:p>
          </table:table-cell>
          <table:table-cell table:number-columns-repeated="3"/>
        </table:table-row>
      </table:table>
      <table:table table:name="Poisson" table:style-name="ta1">
        <table:shapes>
          <draw:frame draw:z-index="0" draw:style-name="gr1" svg:width="6.2988in" svg:height="3.5429in" svg:x="2.6531in" svg:y="1.2894in">
            <draw:object draw:notify-on-update-of-ranges="Poisson.A8:Poisson.A8 Poisson.A9:Poisson.A39 Poisson.B8:Poisson.B8 Poisson.B9:Poisson.B3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>
            <text:p>Mean (<text:span text:style-name="T1">λ</text:span>)</text:p>
          </table:table-cell>
          <table:table-cell table:style-name="Default" office:value-type="float" office:value="5">
            <text:p>5</text:p>
          </table:table-cell>
        </table:table-row>
        <table:table-row table:style-name="ro1">
          <table:table-cell office:value-type="string">
            <text:p># periods (t)</text:p>
          </table:table-cell>
          <table:table-cell table:style-name="Default" office:value-type="float" office:value="3">
            <text:p>3</text:p>
          </table:table-cell>
        </table:table-row>
        <table:table-row table:style-name="ro1" table:number-rows-repeated="5">
          <table:table-cell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table:style-name="Default" office:value-type="string">
            <text:p>P(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POISSON([.A9];[.B$1]*[.B$2];0)" office:value-type="percentage" office:value="0.000000305902320501826">
            <text:p>0.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POISSON([.A10];[.B$1]*[.B$2];0)" office:value-type="percentage" office:value="0.00000458853480752739">
            <text:p>0.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POISSON([.A11];[.B$1]*[.B$2];0)" office:value-type="percentage" office:value="0.0000344140110564554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POISSON([.A12];[.B$1]*[.B$2];0)" office:value-type="percentage" office:value="0.000172070055282277">
            <text:p>0.02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POISSON([.A13];[.B$1]*[.B$2];0)" office:value-type="percentage" office:value="0.000645262707308539">
            <text:p>0.06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POISSON([.A14];[.B$1]*[.B$2];0)" office:value-type="percentage" office:value="0.00193578812192562">
            <text:p>0.19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POISSON([.A15];[.B$1]*[.B$2];0)" office:value-type="percentage" office:value="0.00483947030481404">
            <text:p>0.48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POISSON([.A16];[.B$1]*[.B$2];0)" office:value-type="percentage" office:value="0.0103702935103158">
            <text:p>1.04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POISSON([.A17];[.B$1]*[.B$2];0)" office:value-type="percentage" office:value="0.0194443003318421">
            <text:p>1.94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POISSON([.A18];[.B$1]*[.B$2];0)" office:value-type="percentage" office:value="0.0324071672197369">
            <text:p>3.24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POISSON([.A19];[.B$1]*[.B$2];0)" office:value-type="percentage" office:value="0.0486107508296053">
            <text:p>4.86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POISSON([.A20];[.B$1]*[.B$2];0)" office:value-type="percentage" office:value="0.0662873874949163">
            <text:p>6.63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POISSON([.A21];[.B$1]*[.B$2];0)" office:value-type="percentage" office:value="0.0828592343686454">
            <text:p>8.29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POISSON([.A22];[.B$1]*[.B$2];0)" office:value-type="percentage" office:value="0.0956068088868986">
            <text:p>9.56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POISSON([.A23];[.B$1]*[.B$2];0)" office:value-type="percentage" office:value="0.102435866664534">
            <text:p>10.24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POISSON([.A24];[.B$1]*[.B$2];0)" office:value-type="percentage" office:value="0.102435866664534">
            <text:p>10.24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POISSON([.A25];[.B$1]*[.B$2];0)" office:value-type="percentage" office:value="0.0960336249980008">
            <text:p>9.60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POISSON([.A26];[.B$1]*[.B$2];0)" office:value-type="percentage" office:value="0.0847355514688242">
            <text:p>8.47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POISSON([.A27];[.B$1]*[.B$2];0)" office:value-type="percentage" office:value="0.0706129595573535">
            <text:p>7.06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POISSON([.A28];[.B$1]*[.B$2];0)" office:value-type="percentage" office:value="0.0557470733347528">
            <text:p>5.57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POISSON([.A29];[.B$1]*[.B$2];0)" office:value-type="percentage" office:value="0.0418103050010646">
            <text:p>4.18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POISSON([.A30];[.B$1]*[.B$2];0)" office:value-type="percentage" office:value="0.029864503572189">
            <text:p>2.99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POISSON([.A31];[.B$1]*[.B$2];0)" office:value-type="percentage" office:value="0.0203621615264925">
            <text:p>2.04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POISSON([.A32];[.B$1]*[.B$2];0)" office:value-type="percentage" office:value="0.013279670560756">
            <text:p>1.33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ISSON([.A33];[.B$1]*[.B$2];0)" office:value-type="percentage" office:value="0.00829979410047248">
            <text:p>0.83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ISSON([.A34];[.B$1]*[.B$2];0)" office:value-type="percentage" office:value="0.00497987646028349">
            <text:p>0.50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POISSON([.A35];[.B$1]*[.B$2];0)" office:value-type="percentage" office:value="0.00287300565016355">
            <text:p>0.29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POISSON([.A36];[.B$1]*[.B$2];0)" office:value-type="percentage" office:value="0.00159611425009086">
            <text:p>0.16%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POISSON([.A37];[.B$1]*[.B$2];0)" office:value-type="percentage" office:value="0.000855061205405819">
            <text:p>0.09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POISSON([.A38];[.B$1]*[.B$2];0)" office:value-type="percentage" office:value="0.000442273037278872">
            <text:p>0.04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POISSON([.A39];[.B$1]*[.B$2];0)" office:value-type="percentage" office:value="0.000221136518639436">
            <text:p>0.02%</text:p>
          </table:table-cell>
        </table:table-row>
      </table:table>
      <table:table table:name="Hypergeometric" table:style-name="ta1">
        <table:shapes>
          <draw:frame draw:z-index="0" draw:style-name="gr1" svg:width="6.2988in" svg:height="3.5429in" svg:x="3.0787in" svg:y="1.4354in">
            <draw:object draw:notify-on-update-of-ranges="Hypergeometric.A8:Hypergeometric.A8 Hypergeometric.A9:Hypergeometric.A29 Hypergeometric.B8:Hypergeometric.B8 Hypergeometric.B9:Hypergeometric.B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ce2"/>
        <table:table-row table:style-name="ro1">
          <table:table-cell office:value-type="string">
            <text:p>Pop size (N)</text:p>
          </table:table-cell>
          <table:table-cell table:style-name="Default" office:value-type="float" office:value="50">
            <text:p>50</text:p>
          </table:table-cell>
        </table:table-row>
        <table:table-row table:style-name="ro1">
          <table:table-cell office:value-type="string">
            <text:p>Pop succ (X)</text:p>
          </table:table-cell>
          <table:table-cell table:style-name="Default" office:value-type="float" office:value="30">
            <text:p>30</text:p>
          </table:table-cell>
        </table:table-row>
        <table:table-row table:style-name="ro1">
          <table:table-cell office:value-type="string">
            <text:p>Samp size (n)</text:p>
          </table:table-cell>
          <table:table-cell table:style-name="Default" office:value-type="float" office:value="20">
            <text:p>20</text:p>
          </table:table-cell>
        </table:table-row>
        <table:table-row table:style-name="ro1" table:number-rows-repeated="4">
          <table:table-cell/>
          <table:table-cell table:style-name="Default"/>
        </table:table-row>
        <table:table-row table:style-name="ro1">
          <table:table-cell office:value-type="string">
            <text:p>x</text:p>
          </table:table-cell>
          <table:table-cell table:style-name="Default" office:value-type="string">
            <text:p>P(x)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HYPGEOMDIST([.A9];[.B$3];[.B$2];[.B$1])" office:value-type="percentage" office:value="0.0000000000000212182625676744">
            <text:p>0.00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HYPGEOMDIST([.A10];[.B$3];[.B$2];[.B$1])" office:value-type="percentage" office:value="0.0000000000127309575406047">
            <text:p>0.00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HYPGEOMDIST([.A11];[.B$3];[.B$2];[.B$1])" office:value-type="percentage" office:value="0.00000000175368940121829">
            <text:p>0.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HYPGEOMDIST([.A12];[.B$3];[.B$2];[.B$1])" office:value-type="percentage" office:value="0.0000000982066064682243">
            <text:p>0.00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HYPGEOMDIST([.A13];[.B$3];[.B$2];[.B$1])" office:value-type="percentage" office:value="0.00000281730202305719">
            <text:p>0.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HYPGEOMDIST([.A14];[.B$3];[.B$2];[.B$1])" office:value-type="percentage" office:value="0.0000468799056636716">
            <text:p>0.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HYPGEOMDIST([.A15];[.B$3];[.B$2];[.B$1])" office:value-type="percentage" office:value="0.000488332350663246">
            <text:p>0.05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HYPGEOMDIST([.A16];[.B$3];[.B$2];[.B$1])" office:value-type="percentage" office:value="0.00334856469026225">
            <text:p>0.33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HYPGEOMDIST([.A17];[.B$3];[.B$2];[.B$1])" office:value-type="percentage" office:value="0.015644075662319">
            <text:p>1.56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HYPGEOMDIST([.A18];[.B$3];[.B$2];[.B$1])" office:value-type="percentage" office:value="0.0509880984549655">
            <text:p>5.1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HYPGEOMDIST([.A19];[.B$3];[.B$2];[.B$1])" office:value-type="percentage" office:value="0.11778250743097">
            <text:p>11.78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HYPGEOMDIST([.A20];[.B$3];[.B$2];[.B$1])" office:value-type="percentage" office:value="0.194681830464414">
            <text:p>19.47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HYPGEOMDIST([.A21];[.B$3];[.B$2];[.B$1])" office:value-type="percentage" office:value="0.231184673676491">
            <text:p>23.12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HYPGEOMDIST([.A22];[.B$3];[.B$2];[.B$1])" office:value-type="percentage" office:value="0.196985757452158">
            <text:p>19.70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HYPGEOMDIST([.A23];[.B$3];[.B$2];[.B$1])" office:value-type="percentage" office:value="0.119598495595953">
            <text:p>11.96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HYPGEOMDIST([.A24];[.B$3];[.B$2];[.B$1])" office:value-type="percentage" office:value="0.0510286914542734">
            <text:p>5.10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HYPGEOMDIST([.A25];[.B$3];[.B$2];[.B$1])" office:value-type="percentage" office:value="0.0149498119494942">
            <text:p>1.49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HYPGEOMDIST([.A26];[.B$3];[.B$2];[.B$1])" office:value-type="percentage" office:value="0.00289684937429645">
            <text:p>0.29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HYPGEOMDIST([.A27];[.B$3];[.B$2];[.B$1])" office:value-type="percentage" office:value="0.000348694832091239">
            <text:p>0.03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HYPGEOMDIST([.A28];[.B$3];[.B$2];[.B$1])" office:value-type="percentage" office:value="0.0000231819278952624">
            <text:p>0.00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HYPGEOMDIST([.A29];[.B$3];[.B$2];[.B$1])" office:value-type="percentage" office:value="0.000000637503017119717">
            <text:p>0.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R PL KaitiM Big5" svg:font-family="'AR PL KaitiM Big5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9" number:min-integer-digits="1"/>
    </number:number-style>
    <style:style style:name="Default" style:family="table-cell">
      <style:text-properties style:font-name-asian="AR PL KaitiM Big5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09/21/2011</text:date>, <text:time>22:1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Ho</meta:initial-creator>
    <meta:creation-date>2011-09-21T20:16:49</meta:creation-date>
    <dc:date>2011-09-21T22:14:37</dc:date>
    <dc:creator>Sean Ho</dc:creator>
    <meta:editing-duration>PT1H41M13S</meta:editing-duration>
    <meta:editing-cycles>7</meta:editing-cycles>
    <meta:generator>LibreOffice/3.4$Unix LibreOffice_project/340m1$Build-302</meta:generator>
    <meta:document-statistic meta:table-count="3" meta:cell-count="1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416cm" svg:height="8.999cm" xlink:href=".." xlink:type="simple" chart:class="chart:bar" chart:style-name="ch1">
        <chart:title svg:x="3.487cm" svg:y="0.315cm" chart:style-name="ch2">
          <text:p>Binomial Distribution (n=20, p=70%)</text:p>
        </chart:title>
        <chart:plot-area chart:style-name="ch3" table:cell-range-address="Binomial.A8:Binomial.B29" chart:data-source-has-labels="both" svg:x="1.299cm" svg:y="1.631cm" svg:width="12.541cm" svg:height="6.208cm">
          <chartooo:coordinate-region svg:x="2.688cm" svg:y="1.83cm" svg:width="11.152cm" svg:height="5.362cm"/>
          <chart:axis chart:dimension="x" chart:name="primary-x" chart:style-name="ch4" chartooo:axis-type="auto">
            <chartooo:date-scale/>
            <chart:title svg:x="5.739cm" svg:y="8.018cm" chart:style-name="ch5">
              <text:p>Number of successes (x)</text:p>
            </chart:title>
            <chart:categories table:cell-range-address="Binomial.A9:Binomial.A29"/>
          </chart:axis>
          <chart:axis chart:dimension="y" chart:name="primary-y" chart:style-name="ch6">
            <chart:title svg:x="0.451cm" svg:y="5.837cm" chart:style-name="ch7">
              <text:p>Probability P(x)</text:p>
            </chart:title>
            <chart:grid chart:style-name="ch8" chart:class="major"/>
          </chart:axis>
          <chart:series chart:style-name="ch9" chart:values-cell-range-address="Binomial.B9:Binomial.B29" chart:label-cell-address="Binomial.B8:Binomial.B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Binomial.B8:Binomial.B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Binomial.A9:Binomial.A29</svg:desc>
                </draw:g>
              </table:table-cell>
              <table:table-cell office:value-type="float" office:value="0.0000000000348678440100001">
                <text:p>0.0000000000348678440100001</text:p>
                <draw:g>
                  <svg:desc>Binomial.B9:Binomial.B2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00016271660538">
                <text:p>0.000000001627166053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360688475259001">
                <text:p>0.000000036068847525900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504963865362601">
                <text:p>0.000000504963865362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500755833151246">
                <text:p>0.0000050075583315124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37389768875293">
                <text:p>0.0000373897688752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218106985105876">
                <text:p>0.0002181069851058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101783259716075">
                <text:p>0.00101783259716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85928193090119">
                <text:p>0.003859281930901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2006654896137">
                <text:p>0.01200665489613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8170809000851">
                <text:p>0.030817080900085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5369565545635">
                <text:p>0.0653695655456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14396739704861">
                <text:p>0.11439673970486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64261985217237">
                <text:p>0.16426198521723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91638982753443">
                <text:p>0.19163898275344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7886305056988">
                <text:p>0.178863050569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420974373871">
                <text:p>0.1304209743738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716036722052623">
                <text:p>0.071603672205262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278458725242687">
                <text:p>0.027845872524268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83933711122388">
                <text:p>0.006839337111223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797922662976119">
                <text:p>0.000797922662976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34cm" svg:y="0.316cm" chart:style-name="ch2">
          <text:p>Poisson distribution (λ=5, t=3)</text:p>
        </chart:title>
        <chart:plot-area chart:style-name="ch3" table:cell-range-address="Poisson.A8:Poisson.B39" chart:data-source-has-labels="both" svg:x="1.331cm" svg:y="1.635cm" svg:width="14.029cm" svg:height="6.204cm">
          <chartooo:coordinate-region svg:x="2.72cm" svg:y="1.834cm" svg:width="12.64cm" svg:height="5.358cm"/>
          <chart:axis chart:dimension="x" chart:name="primary-x" chart:style-name="ch4" chartooo:axis-type="auto">
            <chartooo:date-scale/>
            <chart:title svg:x="6.383cm" svg:y="8.019cm" chart:style-name="ch5">
              <text:p>Number of occurrences (x)</text:p>
            </chart:title>
            <chart:categories table:cell-range-address="Poisson.A9:Poisson.A39"/>
          </chart:axis>
          <chart:axis chart:dimension="y" chart:name="primary-y" chart:style-name="ch6">
            <chart:title svg:x="0.451cm" svg:y="5.839cm" chart:style-name="ch7">
              <text:p>Probability P(x)</text:p>
            </chart:title>
            <chart:grid chart:style-name="ch8" chart:class="major"/>
          </chart:axis>
          <chart:series chart:style-name="ch9" chart:values-cell-range-address="Poisson.B9:Poisson.B39" chart:label-cell-address="Poisson.B8:Poisson.B8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Poisson.B8:Poisson.B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Poisson.A9:Poisson.A39</svg:desc>
                </draw:g>
              </table:table-cell>
              <table:table-cell office:value-type="float" office:value="0.000000305902320501826">
                <text:p>0.000000305902320501826</text:p>
                <draw:g>
                  <svg:desc>Poisson.B9:Poisson.B3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458853480752739">
                <text:p>0.000004588534807527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344140110564554">
                <text:p>0.00003441401105645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172070055282277">
                <text:p>0.0001720700552822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645262707308539">
                <text:p>0.0006452627073085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193578812192562">
                <text:p>0.001935788121925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483947030481404">
                <text:p>0.0048394703048140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03702935103158">
                <text:p>0.01037029351031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94443003318421">
                <text:p>0.01944430033184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324071672197369">
                <text:p>0.03240716721973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86107508296053">
                <text:p>0.048610750829605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662873874949163">
                <text:p>0.06628738749491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828592343686454">
                <text:p>0.08285923436864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956068088868986">
                <text:p>0.095606808886898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2435866664534">
                <text:p>0.1024358666645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960336249980008">
                <text:p>0.096033624998000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847355514688242">
                <text:p>0.084735551468824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706129595573535">
                <text:p>0.070612959557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557470733347528">
                <text:p>0.05574707333475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18103050010646">
                <text:p>0.041810305001064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29864503572189">
                <text:p>0.02986450357218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203621615264925">
                <text:p>0.020362161526492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13279670560756">
                <text:p>0.01327967056075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829979410047248">
                <text:p>0.0082997941004724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497987646028349">
                <text:p>0.004979876460283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287300565016355">
                <text:p>0.0028730056501635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59611425009086">
                <text:p>0.0015961142500908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0855061205405819">
                <text:p>0.000855061205405819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0442273037278872">
                <text:p>0.0004422730372788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221136518639436">
                <text:p>0.000221136518639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39cm" svg:y="0.316cm" chart:style-name="ch2">
          <text:p>Hypergeometric (N=50, X=30, n=20)</text:p>
        </chart:title>
        <chart:plot-area chart:style-name="ch3" table:cell-range-address="Hypergeometric.A8:Hypergeometric.B29" chart:data-source-has-labels="both" svg:x="1.331cm" svg:y="1.635cm" svg:width="14.029cm" svg:height="6.204cm">
          <chartooo:coordinate-region svg:x="2.72cm" svg:y="1.834cm" svg:width="12.64cm" svg:height="5.358cm"/>
          <chart:axis chart:dimension="x" chart:name="primary-x" chart:style-name="ch4" chartooo:axis-type="auto">
            <chartooo:date-scale/>
            <chart:title svg:x="5.774cm" svg:y="8.019cm" chart:style-name="ch5">
              <text:p>Number of successes in sample (x)</text:p>
            </chart:title>
            <chart:categories table:cell-range-address="Hypergeometric.A9:Hypergeometric.A29"/>
          </chart:axis>
          <chart:axis chart:dimension="y" chart:name="primary-y" chart:style-name="ch6">
            <chart:title svg:x="0.451cm" svg:y="5.839cm" chart:style-name="ch7">
              <text:p>Probability P(x)</text:p>
            </chart:title>
            <chart:grid chart:style-name="ch8" chart:class="major"/>
          </chart:axis>
          <chart:series chart:style-name="ch9" chart:values-cell-range-address="Hypergeometric.B9:Hypergeometric.B29" chart:label-cell-address="Hypergeometric.B8:Hypergeometric.B8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x)</text:p>
                <draw:g>
                  <svg:desc>Hypergeometric.B8:Hypergeometric.B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ypergeometric.A9:Hypergeometric.A29</svg:desc>
                </draw:g>
              </table:table-cell>
              <table:table-cell office:value-type="float" office:value="0.0000000000000212182625676744">
                <text:p>0.0000000000000212182625676744</text:p>
                <draw:g>
                  <svg:desc>Hypergeometric.B9:Hypergeometric.B2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000000000127309575406047">
                <text:p>0.000000000012730957540604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000175368940121829">
                <text:p>0.000000001753689401218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000982066064682243">
                <text:p>0.00000009820660646822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281730202305719">
                <text:p>0.0000028173020230571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0468799056636716">
                <text:p>0.000046879905663671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488332350663246">
                <text:p>0.00048833235066324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334856469026225">
                <text:p>0.003348564690262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5644075662319">
                <text:p>0.01564407566231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509880984549655">
                <text:p>0.05098809845496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778250743097">
                <text:p>0.117782507430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94681830464414">
                <text:p>0.19468183046441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1184673676491">
                <text:p>0.2311846736764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96985757452158">
                <text:p>0.19698575745215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9598495595953">
                <text:p>0.1195984955959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510286914542734">
                <text:p>0.05102869145427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149498119494942">
                <text:p>0.014949811949494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89684937429645">
                <text:p>0.002896849374296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0348694832091239">
                <text:p>0.000348694832091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00231819278952624">
                <text:p>0.0000231819278952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637503017119717">
                <text:p>0.000000637503017119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